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PAZA QUISPE, HILD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PAZA QUISPE, HILD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SALCEDO SERVELEON, ZENA BERNARDIN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8826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1:22:2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